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20479b"/>
    </style:style>
    <style:style style:name="P10" style:family="paragraph" style:parent-style-name="Standard">
      <style:text-properties officeooo:rsid="002195de" officeooo:paragraph-rsid="002195de"/>
    </style:style>
    <style:style style:name="P11" style:family="paragraph" style:parent-style-name="Standard">
      <style:text-properties officeooo:rsid="0022731b" officeooo:paragraph-rsid="0022731b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  <style:style style:name="T11" style:family="text">
      <style:text-properties officeooo:rsid="00227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9">donderdag. 17/02/2016 16:10=&gt; <text:span text:style-name="T10">21:23</text:span> <text:s text:c="2"/><text:span text:style-name="T10">libs maken in altium</text:span></text:p>
      <text:p text:style-name="P9"/>
      <text:p text:style-name="P10">vrijdag 17/03/2016 10:00=&gt; <text:s/><text:span text:style-name="T11">17:00</text:span> <text:s text:c="2"/>werken aan project</text:p>
      <text:p text:style-name="P10"/>
      <text:p text:style-name="P9"/>
      <text:p text:style-name="P11">Zaterdag 19/03/2016 12:03=&gt; <text:s text:c="6"/>pcb tekene <text:s/>+ ultrasoon sensor programmer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9T12:04:02.899000000</dc:date>
    <meta:editing-duration>P3DT10H10M55S</meta:editing-duration>
    <meta:editing-cycles>2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4" meta:word-count="144" meta:character-count="1108" meta:non-whitespace-character-count="930"/>
  </office:meta>
</office:document-meta>
</file>